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397cm" fo:margin-bottom="0.397cm" loext:contextual-spacing="false" fo:line-height="100%" fo:text-indent="0cm" style:auto-text-indent="false"/>
      <style:text-properties officeooo:paragraph-rsid="001a101b"/>
    </style:style>
    <style:style style:name="P2" style:family="paragraph" style:parent-style-name="Standard">
      <loext:graphic-properties draw:fill="solid" draw:fill-color="#f5f5f5" draw:opacity="100%"/>
      <style:paragraph-properties fo:margin-left="0cm" fo:margin-right="0cm" fo:margin-top="0.397cm" fo:margin-bottom="0.397cm" loext:contextual-spacing="false" fo:line-height="100%" fo:text-indent="0cm" style:auto-text-indent="false" fo:background-color="#f5f5f5" fo:padding-left="0.344cm" fo:padding-right="0cm" fo:padding-top="0.238cm" fo:padding-bottom="0.238cm" fo:border-left="0.06pt solid #cccccc" fo:border-right="none" fo:border-top="0.06pt solid #cccccc" fo:border-bottom="0.06pt solid #cccccc"/>
      <style:text-properties officeooo:paragraph-rsid="001d2b0a"/>
    </style:style>
    <style:style style:name="P3" style:family="paragraph" style:parent-style-name="Heading_20_3">
      <style:paragraph-properties fo:margin-left="0cm" fo:margin-right="0cm" fo:margin-top="0cm" fo:margin-bottom="0.132cm" loext:contextual-spacing="false" fo:line-height="110%" fo:text-indent="0cm" style:auto-text-indent="false"/>
      <style:text-properties fo:color="#333333" style:font-name="Liberation Serif" fo:font-size="14pt" style:font-size-asian="14pt" style:font-size-complex="14pt"/>
    </style:style>
    <style:style style:name="P4" style:family="paragraph" style:parent-style-name="Heading_20_3">
      <style:paragraph-properties fo:margin-left="0cm" fo:margin-right="0cm" fo:margin-top="0cm" fo:margin-bottom="0.132cm" loext:contextual-spacing="false" fo:line-height="110%" fo:text-indent="0cm" style:auto-text-indent="false"/>
      <style:text-properties fo:color="#333333" style:font-name="Liberation Serif" fo:font-size="14pt" officeooo:paragraph-rsid="001a101b" style:font-size-asian="14pt" style:font-size-complex="14pt"/>
    </style:style>
    <style:style style:name="P5" style:family="paragraph" style:parent-style-name="Heading_20_3">
      <style:paragraph-properties fo:margin-left="0cm" fo:margin-right="0cm" fo:margin-top="0cm" fo:margin-bottom="0.132cm" loext:contextual-spacing="false" fo:line-height="110%" fo:text-indent="0cm" style:auto-text-indent="false"/>
      <style:text-properties style:font-name="Liberation Serif"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line-height="120%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265cm" loext:contextual-spacing="false" style:line-height-at-least="0.714cm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65cm" loext:contextual-spacing="false" style:line-height-at-least="0.714cm" fo:text-indent="0cm" style:auto-text-indent="false"/>
      <style:text-properties fo:color="#333333" style:font-name="Liberation Serif" fo:font-size="14pt" style:font-size-asian="14pt" style:font-size-complex="14pt"/>
    </style:style>
    <style:style style:name="P9" style:family="paragraph" style:parent-style-name="Horizontal_20_Line">
      <style:text-properties style:font-name="Liberation Serif" fo:font-size="14pt" style:font-size-asian="14pt" style:font-size-complex="14pt"/>
    </style:style>
    <style:style style:name="P10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color="#333333" style:font-name="Liberation Serif" fo:font-size="14pt" style:font-size-asian="14pt" style:font-size-complex="14pt"/>
    </style:style>
    <style:style style:name="P11" style:family="paragraph" style:parent-style-name="Preformatted_20_Text">
      <loext:graphic-properties draw:fill="solid" draw:fill-color="#f5f5f5" draw:opacity="100%"/>
      <style:paragraph-properties fo:margin-left="0.265cm" fo:margin-right="0.265cm" fo:margin-top="0.265cm" fo:margin-bottom="0.265cm" loext:contextual-spacing="false" fo:line-height="120%" fo:text-indent="0cm" style:auto-text-indent="false" fo:background-color="#f5f5f5" fo:padding-left="0.344cm" fo:padding-right="0cm" fo:padding-top="0.238cm" fo:padding-bottom="0.238cm" fo:border-left="0.06pt solid #cccccc" fo:border-right="none" fo:border-top="0.06pt solid #cccccc" fo:border-bottom="0.06pt solid #cccccc"/>
    </style:style>
    <style:style style:name="P12" style:family="paragraph" style:parent-style-name="Text_20_body" style:list-style-name="L12">
      <style:paragraph-properties fo:line-height="120%"/>
    </style:style>
    <style:style style:name="P13" style:family="paragraph" style:parent-style-name="Text_20_body" style:list-style-name="L1">
      <style:paragraph-properties fo:margin-left="0cm" fo:margin-right="0cm" fo:margin-top="0cm" fo:margin-bottom="0.265cm" loext:contextual-spacing="false" fo:line-height="120%" fo:text-indent="0cm" style:auto-text-indent="false"/>
    </style:style>
    <style:style style:name="P14" style:family="paragraph" style:parent-style-name="Text_20_body" style:list-style-name="L5">
      <style:paragraph-properties fo:margin-left="0cm" fo:margin-right="0cm" fo:margin-top="0cm" fo:margin-bottom="0.265cm" loext:contextual-spacing="false" fo:line-height="120%" fo:text-indent="0cm" style:auto-text-indent="false"/>
    </style:style>
    <style:style style:name="P15" style:family="paragraph" style:parent-style-name="Text_20_body">
      <style:paragraph-properties fo:margin-left="0cm" fo:margin-right="0cm" fo:margin-top="0.397cm" fo:margin-bottom="0.397cm" loext:contextual-spacing="false" fo:line-height="100%" fo:text-align="center" style:justify-single-word="false" fo:text-indent="0cm" style:auto-text-indent="false"/>
      <style:text-properties fo:color="#000000" style:font-name="Liberation Serif" fo:font-size="16pt" fo:font-weight="bold" officeooo:rsid="00126b61" officeooo:paragraph-rsid="00126b61" style:font-size-asian="16pt" style:font-weight-asian="bold" style:font-size-complex="16pt" style:font-weight-complex="bold" loext:padding="0cm" loext:border="none"/>
    </style:style>
    <style:style style:name="P16" style:family="paragraph" style:parent-style-name="Text_20_body">
      <style:paragraph-properties fo:margin-left="0cm" fo:margin-right="0cm" fo:margin-top="0.397cm" fo:margin-bottom="0.397cm" loext:contextual-spacing="false" fo:line-height="100%" fo:text-indent="0cm" style:auto-text-indent="false"/>
      <style:text-properties fo:color="#000000" style:font-name="Liberation Serif" fo:font-size="14pt" fo:font-weight="bold" officeooo:rsid="001a101b" officeooo:paragraph-rsid="001a101b" style:font-size-asian="14pt" style:font-weight-asian="bold" style:font-size-complex="14pt" style:font-weight-complex="bold" loext:padding="0cm" loext:border="none"/>
    </style:style>
    <style:style style:name="P17" style:family="paragraph" style:parent-style-name="Text_20_body" style:list-style-name="L2">
      <style:paragraph-properties fo:margin-top="0cm" fo:margin-bottom="0.265cm" loext:contextual-spacing="false" style:line-height-at-least="0.609cm"/>
      <style:text-properties fo:color="#333333" style:font-name="Liberation Serif" fo:font-size="14pt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loext:contextual-spacing="false" fo:line-height="120%"/>
    </style:style>
    <style:style style:name="P19" style:family="paragraph" style:parent-style-name="Text_20_body" style:list-style-name="L4">
      <style:paragraph-properties fo:margin-top="0cm" fo:margin-bottom="0cm" loext:contextual-spacing="false" fo:line-height="120%"/>
    </style:style>
    <style:style style:name="P20" style:family="paragraph" style:parent-style-name="Text_20_body" style:list-style-name="L6">
      <style:paragraph-properties fo:margin-top="0cm" fo:margin-bottom="0cm" loext:contextual-spacing="false" fo:line-height="120%"/>
    </style:style>
    <style:style style:name="P21" style:family="paragraph" style:parent-style-name="Text_20_body" style:list-style-name="L7">
      <style:paragraph-properties fo:margin-top="0cm" fo:margin-bottom="0cm" loext:contextual-spacing="false" fo:line-height="120%"/>
    </style:style>
    <style:style style:name="P22" style:family="paragraph" style:parent-style-name="Text_20_body" style:list-style-name="L8">
      <style:paragraph-properties fo:margin-top="0cm" fo:margin-bottom="0cm" loext:contextual-spacing="false" fo:line-height="120%"/>
    </style:style>
    <style:style style:name="P23" style:family="paragraph" style:parent-style-name="Text_20_body" style:list-style-name="L9">
      <style:paragraph-properties fo:margin-top="0cm" fo:margin-bottom="0cm" loext:contextual-spacing="false" fo:line-height="120%"/>
    </style:style>
    <style:style style:name="P24" style:family="paragraph" style:parent-style-name="Text_20_body" style:list-style-name="L10">
      <style:paragraph-properties fo:margin-top="0cm" fo:margin-bottom="0cm" loext:contextual-spacing="false" fo:line-height="120%"/>
    </style:style>
    <style:style style:name="P25" style:family="paragraph" style:parent-style-name="Text_20_body" style:list-style-name="L11">
      <style:paragraph-properties fo:margin-top="0cm" fo:margin-bottom="0cm" loext:contextual-spacing="false" fo:line-height="120%"/>
    </style:style>
    <style:style style:name="P26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officeooo:paragraph-rsid="001a101b"/>
    </style:style>
    <style:style style:name="T1" style:family="text">
      <style:text-properties fo:color="#000000" style:font-name="Liberation Serif" fo:font-size="14pt" fo:font-weight="normal" officeooo:rsid="001a101b" style:font-size-asian="14pt" style:font-weight-asian="normal" style:font-size-complex="14pt" style:font-weight-complex="normal" loext:padding="0cm" loext:border="none"/>
    </style:style>
    <style:style style:name="T2" style:family="text">
      <style:text-properties fo:font-variant="normal" fo:text-transform="none" fo:color="#000000" style:font-name="Liberation Serif" fo:font-size="14pt" fo:font-style="italic" fo:font-weight="normal" officeooo:rsid="001a101b" style:font-size-asian="14pt" style:font-weight-asian="normal" style:font-size-complex="14pt" style:font-weight-complex="normal" loext:padding="0cm" loext:border="none"/>
    </style:style>
    <style:style style:name="T3" style:family="text">
      <style:text-properties fo:font-variant="normal" fo:text-transform="none" fo:color="#000000" style:font-name="Liberation Serif" fo:font-size="14pt" fo:font-weight="normal" officeooo:rsid="001a101b" style:font-size-asian="14pt" style:font-weight-asian="normal" style:font-size-complex="14pt" style:font-weight-complex="normal" loext:padding="0cm" loext:border="none"/>
    </style:style>
    <style:style style:name="T4" style:family="text">
      <style:text-properties fo:font-variant="normal" fo:text-transform="none" fo:color="#000000" style:font-name="Liberation Serif" fo:font-size="14pt" fo:font-style="normal" fo:font-weight="normal" officeooo:rsid="001a101b" style:font-size-asian="14pt" style:font-weight-asian="normal" style:font-size-complex="14pt" style:font-weight-complex="normal" loext:padding="0cm" loext:border="none"/>
    </style:style>
    <style:style style:name="T5" style:family="text">
      <style:text-properties fo:font-variant="normal" fo:text-transform="none" fo:color="#000000" style:text-position="sub 58%" style:font-name="Liberation Serif" fo:font-size="14pt" fo:font-style="normal" fo:font-weight="normal" officeooo:rsid="001a101b" style:font-size-asian="14pt" style:font-weight-asian="normal" style:font-size-complex="14pt" style:font-weight-complex="normal" loext:padding="0cm" loext:border="none"/>
    </style:style>
    <style:style style:name="T6" style:family="text">
      <style:text-properties fo:font-variant="normal" fo:text-transform="none" fo:color="#000000" style:text-position="sub 58%" style:font-name="Liberation Serif" fo:font-size="14pt" fo:font-style="italic" fo:font-weight="normal" officeooo:rsid="001a101b" style:font-size-asian="14pt" style:font-weight-asian="normal" style:font-size-complex="14pt" style:font-weight-complex="normal" loext:padding="0cm" loext:border="none"/>
    </style:style>
    <style:style style:name="T7" style:family="text">
      <style:text-properties fo:font-variant="normal" fo:text-transform="none" style:font-name="Liberation Serif" fo:font-size="14pt" fo:font-style="italic" fo:font-weight="normal" style:font-size-asian="14pt" style:font-size-complex="14pt"/>
    </style:style>
    <style:style style:name="T8" style:family="text">
      <style:text-properties fo:font-variant="normal" fo:text-transform="none" style:font-name="Liberation Serif" fo:font-size="14pt" fo:font-style="normal" fo:font-weight="normal" style:font-size-asian="14pt" style:font-size-complex="14pt"/>
    </style:style>
    <style:style style:name="T9" style:family="text">
      <style:text-properties fo:font-variant="normal" fo:text-transform="none" style:font-name="Liberation Serif" fo:font-size="14pt" fo:font-style="normal" fo:font-weight="normal" officeooo:rsid="001a101b" style:font-size-asian="14pt" style:font-size-complex="14pt"/>
    </style:style>
    <style:style style:name="T10" style:family="text">
      <style:text-properties fo:font-variant="normal" fo:text-transform="none" style:text-position="sub 58%" style:font-name="Liberation Serif" fo:font-size="14pt" fo:font-style="italic" fo:font-weight="normal" style:font-size-asian="14pt" style:font-size-complex="14pt"/>
    </style:style>
    <style:style style:name="T11" style:family="text">
      <style:text-properties fo:font-variant="normal" fo:text-transform="none" style:text-position="sub 58%" style:font-name="Liberation Serif" fo:font-size="14pt" fo:font-style="normal" fo:font-weight="normal" style:font-size-asian="14pt" style:font-size-complex="14pt"/>
    </style:style>
    <style:style style:name="T12" style:family="text">
      <style:text-properties fo:font-variant="normal" fo:text-transform="none" style:text-position="super 58%" style:font-name="Liberation Serif" fo:font-size="14pt" fo:font-style="italic" fo:font-weight="normal" style:font-size-asian="14pt" style:font-size-complex="14pt"/>
    </style:style>
    <style:style style:name="T13" style:family="text">
      <style:text-properties fo:font-variant="normal" fo:text-transform="none" fo:color="#333333" style:font-name="Liberation Serif" fo:font-size="14pt" fo:font-style="normal" fo:font-weight="normal" style:font-size-asian="14pt" style:font-size-complex="14pt"/>
    </style:style>
    <style:style style:name="T14" style:family="text">
      <style:text-properties fo:font-variant="normal" fo:text-transform="none" fo:color="#333333" style:font-name="Liberation Serif" fo:font-size="14pt" fo:font-style="italic" fo:font-weight="normal" style:font-size-asian="14pt" style:font-size-complex="14pt"/>
    </style:style>
    <style:style style:name="T15" style:family="text">
      <style:text-properties fo:font-variant="normal" fo:text-transform="none" fo:color="#333333" style:text-position="sub 58%" style:font-name="Liberation Serif" fo:font-size="14pt" fo:font-style="italic" fo:font-weight="normal" style:font-size-asian="14pt" style:font-size-complex="14pt"/>
    </style:style>
    <style:style style:name="T16" style:family="text">
      <style:text-properties style:font-name="Liberation Serif" fo:font-size="14pt" style:font-size-asian="14pt" style:font-size-complex="14pt"/>
    </style:style>
    <style:style style:name="T17" style:family="text">
      <style:text-properties style:font-name="Liberation Serif" fo:font-size="14pt" officeooo:rsid="001a101b" style:font-size-asian="14pt" style:font-size-complex="14pt"/>
    </style:style>
    <style:style style:name="T18" style:family="text">
      <style:text-properties fo:color="#333333" style:font-name="Liberation Serif"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Getting started with Competitive Programming</text:p>
      <text:p text:style-name="P15">Week 12 – Dynamic Programming</text:p>
      <text:p text:style-name="P16">Problem : Knapsack for all subsets</text:p>
      <text:p text:style-name="P1"><text:span text:style-name="T1">Given are a sequence of </text:span><text:span text:style-name="Variable"><text:span text:style-name="T2">N </text:span></text:span><text:span text:style-name="T1">positive integers </text:span><text:span text:style-name="Variable"><text:span text:style-name="T2">A</text:span></text:span><text:span text:style-name="Variable"><text:span text:style-name="T5">1</text:span></text:span><text:span text:style-name="T1">,</text:span><text:span text:style-name="Variable"><text:span text:style-name="T2">A</text:span></text:span><text:span text:style-name="Variable"><text:span text:style-name="T5">2</text:span></text:span><text:span text:style-name="T1">,</text:span><text:span text:style-name="Variable"><text:span text:style-name="T3">…</text:span></text:span><text:span text:style-name="T1">,</text:span><text:span text:style-name="Variable"><text:span text:style-name="T2">A</text:span></text:span><text:span text:style-name="Variable"><text:span text:style-name="T6">N</text:span></text:span><text:span text:style-name="Variable"><text:span text:style-name="T4"> </text:span></text:span><text:span text:style-name="T1">and another positive integer </text:span><text:span text:style-name="Variable"><text:span text:style-name="T2">S</text:span></text:span><text:span text:style-name="T1">.<text:line-break/>For a non-empty subset </text:span><text:span text:style-name="Variable"><text:span text:style-name="T2">T </text:span></text:span><text:span text:style-name="T1">of the set</text:span><text:span text:style-name="Variable"><text:span text:style-name="T4">{1,2,…,</text:span></text:span><text:span text:style-name="Variable"><text:span text:style-name="T2">N</text:span></text:span><text:span text:style-name="Variable"><text:span text:style-name="T4">}</text:span></text:span><text:span text:style-name="T1">, let us define </text:span><text:span text:style-name="Variable"><text:span text:style-name="T7">f</text:span></text:span><text:span text:style-name="Variable"><text:span text:style-name="T8">(</text:span></text:span><text:span text:style-name="Variable"><text:span text:style-name="T7">T</text:span></text:span><text:span text:style-name="Variable"><text:span text:style-name="T8">) </text:span></text:span><text:span text:style-name="T16">as follows:</text:span></text:p>
      <text:p text:style-name="P6"><text:span text:style-name="Variable"><text:span text:style-name="T7">f</text:span></text:span><text:span text:style-name="Variable"><text:span text:style-name="T8">(</text:span></text:span><text:span text:style-name="Variable"><text:span text:style-name="T7">T</text:span></text:span><text:span text:style-name="Variable"><text:span text:style-name="T8">) </text:span></text:span><text:span text:style-name="T16">is the number of different non-empty subsets </text:span><text:span text:style-name="Variable"><text:span text:style-name="T8">{</text:span></text:span><text:span text:style-name="Variable"><text:span text:style-name="T7">x</text:span></text:span><text:span text:style-name="Variable"><text:span text:style-name="T8">1,</text:span></text:span><text:span text:style-name="Variable"><text:span text:style-name="T7">x</text:span></text:span><text:span text:style-name="Variable"><text:span text:style-name="T8">2,…,</text:span></text:span><text:span text:style-name="Variable"><text:span text:style-name="T7">xk</text:span></text:span><text:span text:style-name="Variable"><text:span text:style-name="T9">}</text:span></text:span><text:span text:style-name="T16">of </text:span><text:span text:style-name="Variable"><text:span text:style-name="T7">T </text:span></text:span><text:span text:style-name="T16">such that</text:span></text:p>
      <text:list xml:id="list17180196" text:style-name="L1">
        <text:list-item>
          <text:p text:style-name="P13"><text:span text:style-name="Variable"><text:span text:style-name="T7">A</text:span></text:span><text:span text:style-name="Variable"><text:span text:style-name="T10">x</text:span></text:span><text:span text:style-name="Variable"><text:span text:style-name="T11">1</text:span></text:span><text:span text:style-name="Variable"><text:span text:style-name="T9">+</text:span></text:span><text:span text:style-name="Variable"><text:span text:style-name="T7">A</text:span></text:span><text:span text:style-name="Variable"><text:span text:style-name="T10">x</text:span></text:span><text:span text:style-name="Variable"><text:span text:style-name="T11">2</text:span></text:span><text:span text:style-name="Variable"><text:span text:style-name="T8">+⋯+</text:span></text:span><text:span text:style-name="Variable"><text:span text:style-name="T7">A</text:span></text:span><text:span text:style-name="Variable"><text:span text:style-name="T10">xk</text:span></text:span><text:span text:style-name="Variable"><text:span text:style-name="T8"> </text:span></text:span><text:span text:style-name="Variable"><text:span text:style-name="T9">=</text:span></text:span><text:span text:style-name="Variable"><text:span text:style-name="T7">S</text:span></text:span><text:span text:style-name="T16">.</text:span></text:p>
        </text:list-item>
      </text:list>
      <text:p text:style-name="P7"><text:span text:style-name="T16">Find the sum of </text:span><text:span text:style-name="Variable"><text:span text:style-name="T7">f</text:span></text:span><text:span text:style-name="Variable"><text:span text:style-name="T8">(</text:span></text:span><text:span text:style-name="Variable"><text:span text:style-name="T7">T</text:span></text:span><text:span text:style-name="Variable"><text:span text:style-name="T8">) </text:span></text:span><text:span text:style-name="T16">over all </text:span><text:span text:style-name="Variable"><text:span text:style-name="T8">2</text:span></text:span><text:span text:style-name="Variable"><text:span text:style-name="T12">N</text:span></text:span><text:span text:style-name="Variable"><text:span text:style-name="T8">−1 </text:span></text:span><text:span text:style-name="T16">subsets</text:span><text:span text:style-name="Variable"><text:span text:style-name="T7">T </text:span></text:span><text:span text:style-name="T16">of</text:span><text:span text:style-name="Variable"><text:span text:style-name="T8">{1,2,…,</text:span></text:span><text:span text:style-name="Variable"><text:span text:style-name="T7">N</text:span></text:span><text:span text:style-name="Variable"><text:span text:style-name="T8">}</text:span></text:span><text:span text:style-name="T16">. Since the sum can be enormous, print it modulo </text:span><text:span text:style-name="Variable"><text:span text:style-name="T13">998244353</text:span></text:span><text:span text:style-name="T18">.</text:span></text:p>
      <text:p text:style-name="P8"/>
      <text:h text:style-name="P3" text:outline-level="3">Constraints</text:h>
      <text:list xml:id="list4019687971" text:style-name="L2">
        <text:list-item>
          <text:p text:style-name="P17">All values in input are integers.</text:p>
        </text:list-item>
      </text:list>
      <text:list xml:id="list2941269308" text:style-name="L3">
        <text:list-item>
          <text:p text:style-name="P18"><text:span text:style-name="Variable"><text:span text:style-name="T8">1≤</text:span></text:span><text:span text:style-name="Variable"><text:span text:style-name="T7">N</text:span></text:span><text:span text:style-name="Variable"><text:span text:style-name="T8">≤3000</text:span></text:span></text:p>
        </text:list-item>
      </text:list>
      <text:list xml:id="list663681271" text:style-name="L4">
        <text:list-item>
          <text:p text:style-name="P19"><text:span text:style-name="Variable"><text:span text:style-name="T8">1≤</text:span></text:span><text:span text:style-name="Variable"><text:span text:style-name="T7">S</text:span></text:span><text:span text:style-name="Variable"><text:span text:style-name="T8">≤3000</text:span></text:span></text:p>
        </text:list-item>
      </text:list>
      <text:list xml:id="list3711220938" text:style-name="L5">
        <text:list-item>
          <text:p text:style-name="P14"><text:span text:style-name="Variable"><text:span text:style-name="T13">1≤</text:span></text:span><text:span text:style-name="Variable"><text:span text:style-name="T14">A</text:span></text:span><text:span text:style-name="Variable"><text:span text:style-name="T15">i</text:span></text:span><text:span text:style-name="Variable"><text:span text:style-name="T13">≤3000</text:span></text:span></text:p>
        </text:list-item>
      </text:list>
      <text:p text:style-name="P9"/>
      <text:h text:style-name="P3" text:outline-level="3">Input</text:h>
      <text:p text:style-name="P8">Input is given from Standard Input in the following format:</text:p>
      <text:p text:style-name="P11"><text:span text:style-name="Variable"><text:span text:style-name="T7">N</text:span></text:span><text:span text:style-name="T16"> <text:s/></text:span><text:span text:style-name="Variable"><text:span text:style-name="T7">S</text:span></text:span></text:p>
      <text:p text:style-name="P2"><text:span text:style-name="Variable"><text:span text:style-name="T2">A</text:span></text:span><text:span text:style-name="Variable"><text:span text:style-name="T5">1</text:span></text:span><text:span text:style-name="Variable"><text:span text:style-name="T4">,</text:span></text:span><text:span text:style-name="Variable"><text:span text:style-name="T2">A</text:span></text:span><text:span text:style-name="Variable"><text:span text:style-name="T5">2</text:span></text:span><text:span text:style-name="Variable"><text:span text:style-name="T4">,</text:span></text:span><text:span text:style-name="Variable"><text:span text:style-name="T3">…</text:span></text:span><text:span text:style-name="Variable"><text:span text:style-name="T4">,</text:span></text:span><text:span text:style-name="Variable"><text:span text:style-name="T2">A</text:span></text:span><text:span text:style-name="Variable"><text:span text:style-name="T6">N</text:span></text:span></text:p>
      <text:h text:style-name="P5" text:outline-level="3">Output</text:h>
      <text:p text:style-name="P7"><text:span text:style-name="T16">Print the sum of </text:span><text:span text:style-name="Variable"><text:span text:style-name="T7">f</text:span></text:span><text:span text:style-name="Variable"><text:span text:style-name="T8">(</text:span></text:span><text:span text:style-name="Variable"><text:span text:style-name="T7">T</text:span></text:span><text:span text:style-name="Variable"><text:span text:style-name="T8">) </text:span></text:span><text:span text:style-name="T16">modulo </text:span><text:span text:style-name="Variable"><text:span text:style-name="T13">998244353</text:span></text:span><text:span text:style-name="T18">.</text:span></text:p>
      <text:p text:style-name="P9"/>
      <text:h text:style-name="P3" text:outline-level="3"><text:soft-page-break/>Sample Input 1</text:h>
      <text:p text:style-name="P10"><text:bookmark text:name="pre-sample6"/>3 4</text:p>
      <text:p text:style-name="P10">2 2 4</text:p>
      <text:h text:style-name="P3" text:outline-level="3">Sample Output 1</text:h>
      <text:p text:style-name="P10"><text:bookmark text:name="pre-sample7"/>6</text:p>
      <text:p text:style-name="P7"><text:span text:style-name="T18">For each</text:span><text:span text:style-name="Variable"><text:span text:style-name="T7">T</text:span></text:span><text:span text:style-name="T16">, the value of </text:span><text:span text:style-name="Variable"><text:span text:style-name="T7">f</text:span></text:span><text:span text:style-name="Variable"><text:span text:style-name="T8">(</text:span></text:span><text:span text:style-name="Variable"><text:span text:style-name="T7">T</text:span></text:span><text:span text:style-name="Variable"><text:span text:style-name="T8">) </text:span></text:span><text:span text:style-name="T16">is shown below. The sum of these values is </text:span><text:span text:style-name="Variable"><text:span text:style-name="T8">6</text:span></text:span><text:span text:style-name="T16">.</text:span></text:p>
      <text:list xml:id="list3017933499" text:style-name="L6">
        <text:list-item>
          <text:p text:style-name="P20"><text:span text:style-name="Variable"><text:span text:style-name="T7">f</text:span></text:span><text:span text:style-name="Variable"><text:span text:style-name="T8">({1})=0</text:span></text:span></text:p>
        </text:list-item>
      </text:list>
      <text:list xml:id="list1625136633" text:style-name="L7">
        <text:list-item>
          <text:p text:style-name="P21"><text:span text:style-name="Variable"><text:span text:style-name="T7">f</text:span></text:span><text:span text:style-name="Variable"><text:span text:style-name="T8">({2})=0</text:span></text:span></text:p>
        </text:list-item>
      </text:list>
      <text:list xml:id="list1010433640" text:style-name="L8">
        <text:list-item>
          <text:p text:style-name="P22"><text:span text:style-name="Variable"><text:span text:style-name="T7">f</text:span></text:span><text:span text:style-name="Variable"><text:span text:style-name="T8">({3})=1 </text:span></text:span><text:span text:style-name="T16">(One subset</text:span><text:span text:style-name="Variable"><text:span text:style-name="T8">{3}</text:span></text:span><text:span text:style-name="T16">satisfies the condition.)</text:span></text:p>
        </text:list-item>
      </text:list>
      <text:list xml:id="list1234564846" text:style-name="L9">
        <text:list-item>
          <text:p text:style-name="P23"><text:span text:style-name="Variable"><text:span text:style-name="T7">f</text:span></text:span><text:span text:style-name="Variable"><text:span text:style-name="T8">({1,2})=1 </text:span></text:span><text:span text:style-name="T16">(</text:span><text:span text:style-name="Variable"><text:span text:style-name="T8">{1,2}</text:span></text:span><text:span text:style-name="T16">)</text:span></text:p>
        </text:list-item>
      </text:list>
      <text:list xml:id="list315546273" text:style-name="L10">
        <text:list-item>
          <text:p text:style-name="P24"><text:span text:style-name="Variable"><text:span text:style-name="T7">f</text:span></text:span><text:span text:style-name="Variable"><text:span text:style-name="T8">({2,3})=1 </text:span></text:span><text:span text:style-name="T16">(</text:span><text:span text:style-name="Variable"><text:span text:style-name="T8">{3}</text:span></text:span><text:span text:style-name="T16">)</text:span></text:p>
        </text:list-item>
      </text:list>
      <text:list xml:id="list2348414523" text:style-name="L11">
        <text:list-item>
          <text:p text:style-name="P25"><text:span text:style-name="Variable"><text:span text:style-name="T7">f</text:span></text:span><text:span text:style-name="Variable"><text:span text:style-name="T8">({1,3})=1 </text:span></text:span><text:span text:style-name="T16">(</text:span><text:span text:style-name="Variable"><text:span text:style-name="T8">{3}</text:span></text:span><text:span text:style-name="T16">)</text:span></text:p>
        </text:list-item>
      </text:list>
      <text:list xml:id="list3073800417" text:style-name="L12">
        <text:list-item>
          <text:p text:style-name="P12"><text:span text:style-name="Variable"><text:span text:style-name="T7">f</text:span></text:span><text:span text:style-name="Variable"><text:span text:style-name="T8">({1,2,3})=2 </text:span></text:span><text:span text:style-name="T17">(</text:span><text:span text:style-name="Variable"><text:span text:style-name="T13">{1,2},{3}</text:span></text:span><text:span text:style-name="T18">)</text:span></text:p>
        </text:list-item>
      </text:list>
      <text:p text:style-name="P9"/>
      <text:h text:style-name="P3" text:outline-level="3">Sample Input 2</text:h>
      <text:p text:style-name="P10"><text:bookmark text:name="pre-sample8"/>5 8</text:p>
      <text:p text:style-name="P10">9 9 9 9 9</text:p>
      <text:h text:style-name="P3" text:outline-level="3">Sample Output 2</text:h>
      <text:p text:style-name="P10"><text:bookmark text:name="pre-sample9"/>0</text:p>
      <text:p text:style-name="P9"/>
      <text:h text:style-name="P3" text:outline-level="3">Sample Input 3</text:h>
      <text:p text:style-name="P10"><text:bookmark text:name="pre-sample10"/>10 10</text:p>
      <text:p text:style-name="P10">3 1 4 1 5 9 2 6 5 3</text:p>
      <text:h text:style-name="P4" text:outline-level="3">Sample Output 3</text:h>
      <text:p text:style-name="P26"><text:bookmark text:name="pre-sample11"/><text:span text:style-name="T18">329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4T17:56:04.130530334</meta:creation-date>
    <dc:date>2022-10-14T17:58:17.819060437</dc:date>
    <meta:editing-duration>PT2M14S</meta:editing-duration>
    <meta:editing-cycles>1</meta:editing-cycles>
    <meta:document-statistic meta:table-count="0" meta:image-count="0" meta:object-count="0" meta:page-count="2" meta:paragraph-count="41" meta:word-count="197" meta:character-count="1030" meta:non-whitespace-character-count="884"/>
    <meta:generator>LibreOffice/6.0.7.3$Linux_X86_64 LibreOffice_project/00m0$Build-3</meta:generator>
  </office:meta>
</office:document-meta>
</file>